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.get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getInterf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dpoint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setShowWsdl( boolean show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isShow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dpoint.Endpoint( Registry registry , EndpointMBean mbean ,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